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Noto Sans CJK SC" svg:font-family="'Noto Sans CJK SC'" style:font-family-generic="system" style:font-pitch="variable"/>
    <style:font-face style:name="Sans-serif" svg:font-family="Sans-serif" style:font-adornments="Regular" style:font-family-generic="swiss"/>
  </office:font-face-decls>
  <office:automatic-styles>
    <style:style style:name="co1" style:family="table-column">
      <style:table-column-properties fo:break-before="auto" style:column-width="0.2035in"/>
    </style:style>
    <style:style style:name="ro1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onospace"/>
      <style:map style:condition="cell-content()=&quot;.&quot;" style:apply-style-name="Path" style:base-cell-address="Sheet1.A1"/>
      <style:map style:condition="cell-content()=&quot;|&quot;" style:apply-style-name="Path" style:base-cell-address="Sheet1.A1"/>
      <style:map style:condition="cell-content()=&quot;-&quot;" style:apply-style-name="Path" style:base-cell-address="Sheet1.A1"/>
      <style:map style:condition="cell-content()=&quot;\&quot;" style:apply-style-name="Path" style:base-cell-address="Sheet1.A1"/>
      <style:map style:condition="cell-content()=&quot;/&quot;" style:apply-style-name="Path" style:base-cell-address="Sheet1.A1"/>
      <style:map style:condition="cell-content()=&quot;(&quot;" style:apply-style-name="Path" style:base-cell-address="Sheet1.A1"/>
      <style:map style:condition="cell-content()=&quot;)&quot;" style:apply-style-name="Path" style:base-cell-address="Sheet1.A1"/>
      <style:map style:condition="cell-content()=&quot;+&quot;" style:apply-style-name="Path" style:base-cell-address="Sheet1.A1"/>
      <style:map style:condition="cell-content()=&quot;&gt;&quot;" style:apply-style-name="Path" style:base-cell-address="Sheet1.A1"/>
      <style:map style:condition="cell-content()=&quot;v&quot;" style:apply-style-name="Path" style:base-cell-address="Sheet1.A1"/>
      <style:map style:condition="cell-content()=&quot;&lt;&quot;" style:apply-style-name="Path" style:base-cell-address="Sheet1.A1"/>
      <style:map style:condition="cell-content()=&quot;^&quot;" style:apply-style-name="Path" style:base-cell-address="Sheet1.A1"/>
      <style:map style:condition="cell-content()=1" style:apply-style-name="Integer" style:base-cell-address="Sheet1.A1"/>
      <style:map style:condition="cell-content()=2" style:apply-style-name="Integer" style:base-cell-address="Sheet1.A1"/>
      <style:map style:condition="cell-content()=3" style:apply-style-name="Integer" style:base-cell-address="Sheet1.A1"/>
      <style:map style:condition="cell-content()=4" style:apply-style-name="Integer" style:base-cell-address="Sheet1.A1"/>
      <style:map style:condition="cell-content()=5" style:apply-style-name="Integer" style:base-cell-address="Sheet1.A1"/>
      <style:map style:condition="cell-content()=6" style:apply-style-name="Integer" style:base-cell-address="Sheet1.A1"/>
      <style:map style:condition="cell-content()=7" style:apply-style-name="Integer" style:base-cell-address="Sheet1.A1"/>
      <style:map style:condition="cell-content()=8" style:apply-style-name="Integer" style:base-cell-address="Sheet1.A1"/>
      <style:map style:condition="cell-content()=9" style:apply-style-name="Integer" style:base-cell-address="Sheet1.A1"/>
      <style:map style:condition="cell-content()=0" style:apply-style-name="Integer" style:base-cell-address="Sheet1.A1"/>
      <style:map style:condition="cell-content()=&quot;$&quot;" style:apply-style-name="Operation" style:base-cell-address="Sheet1.A1"/>
      <style:map style:condition="cell-content()=&quot;#&quot;" style:apply-style-name="Operation" style:base-cell-address="Sheet1.A1"/>
      <style:map style:condition="cell-content()=&quot;@&quot;" style:apply-style-name="Operation" style:base-cell-address="Sheet1.A1"/>
      <style:map style:condition="cell-content()=&quot;?&quot;" style:apply-style-name="Operation" style:base-cell-address="Sheet1.A1"/>
      <style:map style:condition="cell-content()=&quot;~&quot;" style:apply-style-name="Operation" style:base-cell-address="Sheet1.A1"/>
      <style:map style:condition="cell-content()=&quot;&amp;&quot;" style:apply-style-name="Operation" style:base-cell-address="Sheet1.A1"/>
      <style:map style:condition="cell-content()=&quot;:&quot;" style:apply-style-name="Operation" style:base-cell-address="Sheet1.A1"/>
      <style:map style:condition="cell-content()=&quot;;&quot;" style:apply-style-name="Operation" style:base-cell-address="Sheet1.A1"/>
      <style:map style:condition="cell-content()=&quot;*&quot;" style:apply-style-name="Operation" style:base-cell-address="Sheet1.A1"/>
    </style:style>
    <style:style style:name="ce4" style:family="table-cell" style:parent-style-name="Text">
      <style:table-cell-properties style:text-align-source="fix" style:repeat-content="false" style:vertical-align="middle"/>
      <style:paragraph-properties fo:text-align="center" fo:margin-left="0in"/>
      <style:text-properties style:font-name="Monospace"/>
      <style:map style:condition="cell-content()=&quot;.&quot;" style:apply-style-name="Path" style:base-cell-address="Sheet1.A1"/>
      <style:map style:condition="cell-content()=&quot;|&quot;" style:apply-style-name="Path" style:base-cell-address="Sheet1.A1"/>
      <style:map style:condition="cell-content()=&quot;-&quot;" style:apply-style-name="Path" style:base-cell-address="Sheet1.A1"/>
      <style:map style:condition="cell-content()=&quot;\&quot;" style:apply-style-name="Path" style:base-cell-address="Sheet1.A1"/>
      <style:map style:condition="cell-content()=&quot;/&quot;" style:apply-style-name="Path" style:base-cell-address="Sheet1.A1"/>
      <style:map style:condition="cell-content()=&quot;(&quot;" style:apply-style-name="Path" style:base-cell-address="Sheet1.A1"/>
      <style:map style:condition="cell-content()=&quot;)&quot;" style:apply-style-name="Path" style:base-cell-address="Sheet1.A1"/>
      <style:map style:condition="cell-content()=&quot;+&quot;" style:apply-style-name="Path" style:base-cell-address="Sheet1.A1"/>
      <style:map style:condition="cell-content()=&quot;&gt;&quot;" style:apply-style-name="Path" style:base-cell-address="Sheet1.A1"/>
      <style:map style:condition="cell-content()=&quot;v&quot;" style:apply-style-name="Path" style:base-cell-address="Sheet1.A1"/>
      <style:map style:condition="cell-content()=&quot;&lt;&quot;" style:apply-style-name="Path" style:base-cell-address="Sheet1.A1"/>
      <style:map style:condition="cell-content()=&quot;^&quot;" style:apply-style-name="Path" style:base-cell-address="Sheet1.A1"/>
      <style:map style:condition="cell-content()=1" style:apply-style-name="Integer" style:base-cell-address="Sheet1.A1"/>
      <style:map style:condition="cell-content()=2" style:apply-style-name="Integer" style:base-cell-address="Sheet1.A1"/>
      <style:map style:condition="cell-content()=3" style:apply-style-name="Integer" style:base-cell-address="Sheet1.A1"/>
      <style:map style:condition="cell-content()=4" style:apply-style-name="Integer" style:base-cell-address="Sheet1.A1"/>
      <style:map style:condition="cell-content()=5" style:apply-style-name="Integer" style:base-cell-address="Sheet1.A1"/>
      <style:map style:condition="cell-content()=6" style:apply-style-name="Integer" style:base-cell-address="Sheet1.A1"/>
      <style:map style:condition="cell-content()=7" style:apply-style-name="Integer" style:base-cell-address="Sheet1.A1"/>
      <style:map style:condition="cell-content()=8" style:apply-style-name="Integer" style:base-cell-address="Sheet1.A1"/>
      <style:map style:condition="cell-content()=9" style:apply-style-name="Integer" style:base-cell-address="Sheet1.A1"/>
      <style:map style:condition="cell-content()=0" style:apply-style-name="Integer" style:base-cell-address="Sheet1.A1"/>
      <style:map style:condition="cell-content()=&quot;$&quot;" style:apply-style-name="Operation" style:base-cell-address="Sheet1.A1"/>
      <style:map style:condition="cell-content()=&quot;#&quot;" style:apply-style-name="Operation" style:base-cell-address="Sheet1.A1"/>
      <style:map style:condition="cell-content()=&quot;@&quot;" style:apply-style-name="Operation" style:base-cell-address="Sheet1.A1"/>
      <style:map style:condition="cell-content()=&quot;?&quot;" style:apply-style-name="Operation" style:base-cell-address="Sheet1.A1"/>
      <style:map style:condition="cell-content()=&quot;~&quot;" style:apply-style-name="Operation" style:base-cell-address="Sheet1.A1"/>
      <style:map style:condition="cell-content()=&quot;&amp;&quot;" style:apply-style-name="Operation" style:base-cell-address="Sheet1.A1"/>
      <style:map style:condition="cell-content()=&quot;:&quot;" style:apply-style-name="Operation" style:base-cell-address="Sheet1.A1"/>
      <style:map style:condition="cell-content()=&quot;;&quot;" style:apply-style-name="Operation" style:base-cell-address="Sheet1.A1"/>
      <style:map style:condition="cell-content()=&quot;*&quot;" style:apply-style-name="Operation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/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|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1:Sheet1.XFD1048576">
            <calcext:condition calcext:apply-style-name="Path" calcext:value="=&quot;.&quot;" calcext:base-cell-address="Sheet1.A1"/>
            <calcext:condition calcext:apply-style-name="Path" calcext:value="=&quot;|&quot;" calcext:base-cell-address="Sheet1.A1"/>
            <calcext:condition calcext:apply-style-name="Path" calcext:value="=&quot;-&quot;" calcext:base-cell-address="Sheet1.A1"/>
            <calcext:condition calcext:apply-style-name="Path" calcext:value="=&quot;\&quot;" calcext:base-cell-address="Sheet1.A1"/>
            <calcext:condition calcext:apply-style-name="Path" calcext:value="=&quot;/&quot;" calcext:base-cell-address="Sheet1.A1"/>
            <calcext:condition calcext:apply-style-name="Path" calcext:value="=&quot;(&quot;" calcext:base-cell-address="Sheet1.A1"/>
            <calcext:condition calcext:apply-style-name="Path" calcext:value="=&quot;)&quot;" calcext:base-cell-address="Sheet1.A1"/>
            <calcext:condition calcext:apply-style-name="Path" calcext:value="=&quot;+&quot;" calcext:base-cell-address="Sheet1.A1"/>
            <calcext:condition calcext:apply-style-name="Path" calcext:value="=&quot;&gt;&quot;" calcext:base-cell-address="Sheet1.A1"/>
            <calcext:condition calcext:apply-style-name="Path" calcext:value="=&quot;v&quot;" calcext:base-cell-address="Sheet1.A1"/>
            <calcext:condition calcext:apply-style-name="Path" calcext:value="=&quot;&lt;&quot;" calcext:base-cell-address="Sheet1.A1"/>
            <calcext:condition calcext:apply-style-name="Path" calcext:value="=&quot;^&quot;" calcext:base-cell-address="Sheet1.A1"/>
            <calcext:condition calcext:apply-style-name="Integer" calcext:value="=1" calcext:base-cell-address="Sheet1.A1"/>
            <calcext:condition calcext:apply-style-name="Integer" calcext:value="=2" calcext:base-cell-address="Sheet1.A1"/>
            <calcext:condition calcext:apply-style-name="Integer" calcext:value="=3" calcext:base-cell-address="Sheet1.A1"/>
            <calcext:condition calcext:apply-style-name="Integer" calcext:value="=4" calcext:base-cell-address="Sheet1.A1"/>
            <calcext:condition calcext:apply-style-name="Integer" calcext:value="=5" calcext:base-cell-address="Sheet1.A1"/>
            <calcext:condition calcext:apply-style-name="Integer" calcext:value="=6" calcext:base-cell-address="Sheet1.A1"/>
            <calcext:condition calcext:apply-style-name="Integer" calcext:value="=7" calcext:base-cell-address="Sheet1.A1"/>
            <calcext:condition calcext:apply-style-name="Integer" calcext:value="=8" calcext:base-cell-address="Sheet1.A1"/>
            <calcext:condition calcext:apply-style-name="Integer" calcext:value="=9" calcext:base-cell-address="Sheet1.A1"/>
            <calcext:condition calcext:apply-style-name="Integer" calcext:value="=0" calcext:base-cell-address="Sheet1.A1"/>
            <calcext:condition calcext:apply-style-name="Operation" calcext:value="=&quot;$&quot;" calcext:base-cell-address="Sheet1.A1"/>
            <calcext:condition calcext:apply-style-name="Operation" calcext:value="=&quot;#&quot;" calcext:base-cell-address="Sheet1.A1"/>
            <calcext:condition calcext:apply-style-name="Operation" calcext:value="=&quot;@&quot;" calcext:base-cell-address="Sheet1.A1"/>
            <calcext:condition calcext:apply-style-name="Operation" calcext:value="=&quot;?&quot;" calcext:base-cell-address="Sheet1.A1"/>
            <calcext:condition calcext:apply-style-name="Operation" calcext:value="=&quot;~&quot;" calcext:base-cell-address="Sheet1.A1"/>
            <calcext:condition calcext:apply-style-name="Operation" calcext:value="=&quot;&amp;&quot;" calcext:base-cell-address="Sheet1.A1"/>
            <calcext:condition calcext:apply-style-name="Operation" calcext:value="=&quot;:&quot;" calcext:base-cell-address="Sheet1.A1"/>
            <calcext:condition calcext:apply-style-name="Operation" calcext:value="=&quot;;&quot;" calcext:base-cell-address="Sheet1.A1"/>
            <calcext:condition calcext:apply-style-name="Operation" calcext:value="=&quot;*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Noto Sans CJK SC" svg:font-family="'Noto Sans CJK SC'" style:font-family-generic="system" style:font-pitch="variable"/>
    <style:font-face style:name="Sans-serif" svg:font-family="Sans-serif" style:font-adornments="Regular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ring" style:family="table-cell" style:parent-style-name="Default">
      <style:table-cell-properties fo:background-color="#afd095" style:diagonal-bl-tr="none" style:diagonal-tl-br="none"/>
      <style:text-properties style:font-name="Sans-serif" fo:font-family="Sans-serif" style:font-style-name="Regular" style:font-family-generic="swiss"/>
    </style:style>
    <style:style style:name="Path" style:family="table-cell" style:parent-style-name="Default">
      <style:text-properties fo:color="#1c1c1c" style:font-name="Monospace1" fo:font-family="Monospace" style:font-style-name="Regular" style:font-pitch="fixed" fo:font-weight="bold"/>
    </style:style>
    <style:style style:name="Integer" style:family="table-cell" style:parent-style-name="Default">
      <style:text-properties fo:color="#3465a4"/>
    </style:style>
    <style:style style:name="Operation" style:family="table-cell" style:parent-style-name="Default">
      <style:text-properties fo:color="#00a933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00:39:20.431676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0:39:20.834307284</meta:creation-date>
    <meta:editing-duration>PT1M38S</meta:editing-duration>
    <meta:editing-cycles>2</meta:editing-cycles>
    <meta:generator>LibreOffice/7.6.7.2$Linux_X86_64 LibreOffice_project/60$Build-2</meta:generator>
    <dc:title>asciidots</dc:title>
    <dc:date>2024-06-27T01:46:27.013090669</dc:date>
    <meta:document-statistic meta:table-count="1" meta:cell-count="26" meta:object-count="0"/>
    <meta:template xlink:type="simple" xlink:actuate="onRequest" xlink:title="asciidots" xlink:href="../../../Templates/asciidots.ots" meta:date="2024-06-27T00:39:20.49125479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